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5.4mm"/>
    </style:style>
    <style:style style:name="co3" style:family="table-column">
      <style:table-column-properties fo:break-before="auto" style:column-width="22.86mm"/>
    </style:style>
    <style:style style:name="co4" style:family="table-column">
      <style:table-column-properties fo:break-before="auto" style:column-width="14.18mm"/>
    </style:style>
    <style:style style:name="co5" style:family="table-column">
      <style:table-column-properties fo:break-before="auto" style:column-width="23.07mm"/>
    </style:style>
    <style:style style:name="co6" style:family="table-column">
      <style:table-column-properties fo:break-before="auto" style:column-width="15.03mm"/>
    </style:style>
    <style:style style:name="co7" style:family="table-column">
      <style:table-column-properties fo:break-before="auto" style:column-width="24.34mm"/>
    </style:style>
    <style:style style:name="co8" style:family="table-column">
      <style:table-column-properties fo:break-before="auto" style:column-width="25.19mm"/>
    </style:style>
    <style:style style:name="co9" style:family="table-column">
      <style:table-column-properties fo:break-before="auto" style:column-width="14.82mm"/>
    </style:style>
    <style:style style:name="co10" style:family="table-column">
      <style:table-column-properties fo:break-before="auto" style:column-width="23.28mm"/>
    </style:style>
    <style:style style:name="co11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10.64mm" fo:break-before="auto" style:use-optimal-row-height="false"/>
    </style:style>
    <style:style style:name="ro7" style:family="table-row">
      <style:table-row-properties style:row-height="11.27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6" table:default-cell-style-name="ce2"/>
        <table:table-column table:style-name="co11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表九 <text:s text:c="2"/>各縣市人口年齡結構重要指標</text:p>
          </table:table-cell>
          <table:covered-table-cell table:number-columns-repeated="12" table:style-name="ce11"/>
          <table:covered-table-cell table:style-name="ce47"/>
          <table:table-cell table:number-columns-repeated="1010"/>
        </table:table-row>
        <table:table-row table:style-name="ro2">
          <table:table-cell/>
          <table:table-cell table:style-name="ce12" office:value-type="string" office:string-value="   中 華 民 國 98 年 12 月 底" calcext:value-type="string" table:number-columns-spanned="11" table:number-rows-spanned="1">
            <text:p><text:s text:c="4"/>中 華 民 國 98 年 12 月 底 </text:p>
          </table:table-cell>
          <table:covered-table-cell table:number-columns-repeated="10" table:style-name="ce20"/>
          <table:table-cell table:style-name="ce46" office:value-type="string" calcext:value-type="string">
            <text:p><text:s text:c="9"/>單位：人；%</text:p>
          </table:table-cell>
          <table:table-cell table:style-name="ce48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3" office:value-type="string" calcext:value-type="string" table:number-columns-spanned="1" table:number-rows-spanned="2">
            <text:p>總人口數</text:p>
          </table:table-cell>
          <table:table-cell table:style-name="ce21" office:value-type="string" calcext:value-type="string" table:number-columns-spanned="2" table:number-rows-spanned="1">
            <text:p>0 ～ 4歲</text:p>
          </table:table-cell>
          <table:covered-table-cell table:style-name="ce23"/>
          <table:table-cell table:style-name="ce29" office:value-type="string" calcext:value-type="string" table:number-columns-spanned="2" table:number-rows-spanned="1">
            <text:p>0 <text:span text:style-name="T1">～</text:span><text:span text:style-name="T5"> 6</text:span><text:span text:style-name="T4">歲</text:span></text:p>
          </table:table-cell>
          <table:covered-table-cell table:style-name="ce30"/>
          <table:table-cell table:style-name="ce29" office:value-type="string" calcext:value-type="string" table:number-columns-spanned="2" table:number-rows-spanned="1">
            <text:p>0 <text:span text:style-name="T1">～</text:span><text:span text:style-name="T5"> 11</text:span><text:span text:style-name="T4">歲</text:span></text:p>
          </table:table-cell>
          <table:covered-table-cell table:style-name="ce30"/>
          <table:table-cell table:style-name="ce31" office:value-type="string" calcext:value-type="string" table:number-columns-spanned="2" table:number-rows-spanned="1">
            <text:p>12 <text:span text:style-name="T1">～</text:span><text:span text:style-name="T5"> 17</text:span><text:span text:style-name="T4">歲</text:span></text:p>
          </table:table-cell>
          <table:covered-table-cell table:style-name="ce37"/>
          <table:table-cell table:style-name="ce38" office:value-type="string" calcext:value-type="string" table:number-columns-spanned="2" table:number-rows-spanned="1">
            <text:p>20<text:span text:style-name="T6">歲以上</text:span></text:p>
          </table:table-cell>
          <table:covered-table-cell table:style-name="ce30"/>
          <table:table-cell table:style-name="ce31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1"/>
          <table:table-cell table:number-columns-repeated="1010"/>
        </table:table-row>
        <table:table-row table:style-name="ro4">
          <table:covered-table-cell table:style-name="ce4"/>
          <table:covered-table-cell table:style-name="ce14"/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49" office:value-type="string" calcext:value-type="string">
            <text:p>％</text:p>
          </table:table-cell>
          <table:table-cell table:number-columns-repeated="1010"/>
        </table:table-row>
        <table:table-row table:style-name="ro5">
          <table:table-cell table:style-name="ce5" office:value-type="string" office:string-value="總       計" calcext:value-type="string">
            <text:p><text:s/>總 <text:s text:c="6"/>計 </text:p>
          </table:table-cell>
          <table:table-cell table:style-name="ce15" office:value-type="float" office:value="23119772" calcext:value-type="float">
            <text:p><text:s text:c="3"/>23,119,772</text:p>
          </table:table-cell>
          <table:table-cell table:style-name="ce15" office:value-type="float" office:value="1002160" calcext:value-type="float">
            <text:p><text:s text:c="3"/>1,002,160</text:p>
          </table:table-cell>
          <table:table-cell table:style-name="ce25" office:value-type="float" office:value="4.33" calcext:value-type="float">
            <text:p><text:s text:c="3"/>4.33</text:p>
          </table:table-cell>
          <table:table-cell table:style-name="ce15" office:value-type="float" office:value="1448625" calcext:value-type="float">
            <text:p><text:s text:c="3"/>1,448,625</text:p>
          </table:table-cell>
          <table:table-cell table:style-name="ce25" office:value-type="float" office:value="6.27" calcext:value-type="float">
            <text:p><text:s text:c="3"/>6.27</text:p>
          </table:table-cell>
          <table:table-cell table:style-name="ce15" office:value-type="float" office:value="2808328" calcext:value-type="float">
            <text:p><text:s text:c="3"/>2,808,328</text:p>
          </table:table-cell>
          <table:table-cell table:style-name="ce25" office:value-type="float" office:value="12.15" calcext:value-type="float">
            <text:p><text:s text:c="3"/>12.15</text:p>
          </table:table-cell>
          <table:table-cell table:style-name="ce32" office:value-type="float" office:value="1936831" calcext:value-type="float">
            <text:p><text:s text:c="3"/>1,936,831</text:p>
          </table:table-cell>
          <table:table-cell table:style-name="ce25" office:value-type="float" office:value="8.38" calcext:value-type="float">
            <text:p><text:s text:c="3"/>8.38</text:p>
          </table:table-cell>
          <table:table-cell table:style-name="ce39" office:value-type="float" office:value="17723427" calcext:value-type="float">
            <text:p><text:s text:c="3"/>17,723,427</text:p>
          </table:table-cell>
          <table:table-cell table:style-name="ce25" office:value-type="float" office:value="76.66" calcext:value-type="float">
            <text:p><text:s text:c="3"/>76.66</text:p>
          </table:table-cell>
          <table:table-cell table:style-name="ce39" office:value-type="float" office:value="2457648" calcext:value-type="float">
            <text:p><text:s text:c="3"/>2,457,648</text:p>
          </table:table-cell>
          <table:table-cell table:style-name="ce50" office:value-type="float" office:value="10.63" calcext:value-type="float">
            <text:p><text:s text:c="3"/>10.63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臺灣地區</text:p>
          </table:table-cell>
          <table:table-cell table:style-name="ce16" office:value-type="float" office:value="23016050" calcext:value-type="float">
            <text:p><text:s text:c="3"/>23,016,050</text:p>
          </table:table-cell>
          <table:table-cell table:style-name="ce16" office:value-type="float" office:value="996892" calcext:value-type="float">
            <text:p><text:s text:c="3"/>996,892</text:p>
          </table:table-cell>
          <table:table-cell table:style-name="ce25" office:value-type="float" office:value="4.33" calcext:value-type="float">
            <text:p><text:s text:c="3"/>4.33</text:p>
          </table:table-cell>
          <table:table-cell table:style-name="ce16" office:value-type="float" office:value="1441696" calcext:value-type="float">
            <text:p><text:s text:c="3"/>1,441,696</text:p>
          </table:table-cell>
          <table:table-cell table:style-name="ce25" office:value-type="float" office:value="6.26" calcext:value-type="float">
            <text:p><text:s text:c="3"/>6.26</text:p>
          </table:table-cell>
          <table:table-cell table:style-name="ce16" office:value-type="float" office:value="2797066" calcext:value-type="float">
            <text:p><text:s text:c="3"/>2,797,066</text:p>
          </table:table-cell>
          <table:table-cell table:style-name="ce25" office:value-type="float" office:value="12.15" calcext:value-type="float">
            <text:p><text:s text:c="3"/>12.15</text:p>
          </table:table-cell>
          <table:table-cell table:style-name="ce33" office:value-type="float" office:value="1930230" calcext:value-type="float">
            <text:p><text:s text:c="3"/>1,930,230</text:p>
          </table:table-cell>
          <table:table-cell table:style-name="ce25" office:value-type="float" office:value="8.39" calcext:value-type="float">
            <text:p><text:s text:c="3"/>8.39</text:p>
          </table:table-cell>
          <table:table-cell table:style-name="ce40" office:value-type="float" office:value="17640709" calcext:value-type="float">
            <text:p><text:s text:c="3"/>17,640,709</text:p>
          </table:table-cell>
          <table:table-cell table:style-name="ce25" office:value-type="float" office:value="76.65" calcext:value-type="float">
            <text:p><text:s text:c="3"/>76.65</text:p>
          </table:table-cell>
          <table:table-cell table:style-name="ce40" office:value-type="float" office:value="2445353" calcext:value-type="float">
            <text:p><text:s text:c="3"/>2,445,353</text:p>
          </table:table-cell>
          <table:table-cell table:style-name="ce51" office:value-type="float" office:value="10.62" calcext:value-type="float">
            <text:p><text:s text:c="3"/>10.6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  <text:span text:style-name="T2">臺 灣 省</text:span></text:p>
          </table:table-cell>
          <table:table-cell table:style-name="ce16" office:value-type="float" office:value="18880708" calcext:value-type="float">
            <text:p><text:s text:c="3"/>18,880,708</text:p>
          </table:table-cell>
          <table:table-cell table:style-name="ce16" office:value-type="float" office:value="829635" calcext:value-type="float">
            <text:p><text:s text:c="3"/>829,635</text:p>
          </table:table-cell>
          <table:table-cell table:style-name="ce25" office:value-type="float" office:value="4.39" calcext:value-type="float">
            <text:p><text:s text:c="3"/>4.39</text:p>
          </table:table-cell>
          <table:table-cell table:style-name="ce16" office:value-type="float" office:value="1201338" calcext:value-type="float">
            <text:p><text:s text:c="3"/>1,201,338</text:p>
          </table:table-cell>
          <table:table-cell table:style-name="ce25" office:value-type="float" office:value="6.36" calcext:value-type="float">
            <text:p><text:s text:c="3"/>6.36</text:p>
          </table:table-cell>
          <table:table-cell table:style-name="ce16" office:value-type="float" office:value="2328855" calcext:value-type="float">
            <text:p><text:s text:c="3"/>2,328,855</text:p>
          </table:table-cell>
          <table:table-cell table:style-name="ce25" office:value-type="float" office:value="12.33" calcext:value-type="float">
            <text:p><text:s text:c="3"/>12.33</text:p>
          </table:table-cell>
          <table:table-cell table:style-name="ce33" office:value-type="float" office:value="1607624" calcext:value-type="float">
            <text:p><text:s text:c="3"/>1,607,624</text:p>
          </table:table-cell>
          <table:table-cell table:style-name="ce25" office:value-type="float" office:value="8.51" calcext:value-type="float">
            <text:p><text:s text:c="3"/>8.51</text:p>
          </table:table-cell>
          <table:table-cell table:style-name="ce40" office:value-type="float" office:value="14400093" calcext:value-type="float">
            <text:p><text:s text:c="3"/>14,400,093</text:p>
          </table:table-cell>
          <table:table-cell table:style-name="ce25" office:value-type="float" office:value="76.27" calcext:value-type="float">
            <text:p><text:s text:c="3"/>76.27</text:p>
          </table:table-cell>
          <table:table-cell table:style-name="ce40" office:value-type="float" office:value="1965258" calcext:value-type="float">
            <text:p><text:s text:c="3"/>1,965,258</text:p>
          </table:table-cell>
          <table:table-cell table:style-name="ce51" office:value-type="float" office:value="10.41" calcext:value-type="float">
            <text:p><text:s text:c="3"/>10.41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臺北縣</text:p>
          </table:table-cell>
          <table:table-cell table:style-name="ce17" office:value-type="float" office:value="3873653" calcext:value-type="float">
            <text:p><text:s text:c="3"/>3,873,653</text:p>
          </table:table-cell>
          <table:table-cell table:style-name="ce17" office:value-type="float" office:value="164821" calcext:value-type="float">
            <text:p><text:s text:c="3"/>164,821</text:p>
          </table:table-cell>
          <table:table-cell table:style-name="ce26" office:value-type="float" office:value="4.25" calcext:value-type="float">
            <text:p><text:s text:c="3"/>4.25</text:p>
          </table:table-cell>
          <table:table-cell table:style-name="ce17" office:value-type="float" office:value="237826" calcext:value-type="float">
            <text:p><text:s text:c="3"/>237,826</text:p>
          </table:table-cell>
          <table:table-cell table:style-name="ce26" office:value-type="float" office:value="6.14" calcext:value-type="float">
            <text:p><text:s text:c="3"/>6.14</text:p>
          </table:table-cell>
          <table:table-cell table:style-name="ce17" office:value-type="float" office:value="456285" calcext:value-type="float">
            <text:p><text:s text:c="3"/>456,285</text:p>
          </table:table-cell>
          <table:table-cell table:style-name="ce26" office:value-type="float" office:value="11.78" calcext:value-type="float">
            <text:p><text:s text:c="3"/>11.78</text:p>
          </table:table-cell>
          <table:table-cell table:style-name="ce34" office:value-type="float" office:value="318826" calcext:value-type="float">
            <text:p><text:s text:c="3"/>318,826</text:p>
          </table:table-cell>
          <table:table-cell table:style-name="ce26" office:value-type="float" office:value="8.23" calcext:value-type="float">
            <text:p><text:s text:c="3"/>8.23</text:p>
          </table:table-cell>
          <table:table-cell table:style-name="ce41" office:value-type="float" office:value="2986257" calcext:value-type="float">
            <text:p><text:s text:c="3"/>2,986,257</text:p>
          </table:table-cell>
          <table:table-cell table:style-name="ce26" office:value-type="float" office:value="77.09" calcext:value-type="float">
            <text:p><text:s text:c="3"/>77.09</text:p>
          </table:table-cell>
          <table:table-cell table:style-name="ce34" office:value-type="float" office:value="311354" calcext:value-type="float">
            <text:p><text:s text:c="3"/>311,354</text:p>
          </table:table-cell>
          <table:table-cell table:style-name="ce52" office:value-type="float" office:value="8.04" calcext:value-type="float">
            <text:p><text:s text:c="3"/>8.0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宜蘭縣</text:p>
          </table:table-cell>
          <table:table-cell table:style-name="ce17" office:value-type="float" office:value="461625" calcext:value-type="float">
            <text:p><text:s text:c="3"/>461,625</text:p>
          </table:table-cell>
          <table:table-cell table:style-name="ce17" office:value-type="float" office:value="18570" calcext:value-type="float">
            <text:p><text:s text:c="3"/>18,570</text:p>
          </table:table-cell>
          <table:table-cell table:style-name="ce26" office:value-type="float" office:value="4.02" calcext:value-type="float">
            <text:p><text:s text:c="3"/>4.02</text:p>
          </table:table-cell>
          <table:table-cell table:style-name="ce17" office:value-type="float" office:value="27145" calcext:value-type="float">
            <text:p><text:s text:c="3"/>27,145</text:p>
          </table:table-cell>
          <table:table-cell table:style-name="ce26" office:value-type="float" office:value="5.88" calcext:value-type="float">
            <text:p><text:s text:c="3"/>5.88</text:p>
          </table:table-cell>
          <table:table-cell table:style-name="ce17" office:value-type="float" office:value="53571" calcext:value-type="float">
            <text:p><text:s text:c="3"/>53,571</text:p>
          </table:table-cell>
          <table:table-cell table:style-name="ce26" office:value-type="float" office:value="11.6" calcext:value-type="float">
            <text:p><text:s text:c="3"/>11.60</text:p>
          </table:table-cell>
          <table:table-cell table:style-name="ce34" office:value-type="float" office:value="40382" calcext:value-type="float">
            <text:p><text:s text:c="3"/>40,382</text:p>
          </table:table-cell>
          <table:table-cell table:style-name="ce26" office:value-type="float" office:value="8.75" calcext:value-type="float">
            <text:p><text:s text:c="3"/>8.75</text:p>
          </table:table-cell>
          <table:table-cell table:style-name="ce41" office:value-type="float" office:value="354026" calcext:value-type="float">
            <text:p><text:s text:c="3"/>354,026</text:p>
          </table:table-cell>
          <table:table-cell table:style-name="ce26" office:value-type="float" office:value="76.69" calcext:value-type="float">
            <text:p><text:s text:c="3"/>76.69</text:p>
          </table:table-cell>
          <table:table-cell table:style-name="ce34" office:value-type="float" office:value="60050" calcext:value-type="float">
            <text:p><text:s text:c="3"/>60,050</text:p>
          </table:table-cell>
          <table:table-cell table:style-name="ce52" office:value-type="float" office:value="13.01" calcext:value-type="float">
            <text:p><text:s text:c="3"/>13.0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桃園縣</text:p>
          </table:table-cell>
          <table:table-cell table:style-name="ce17" office:value-type="float" office:value="1978782" calcext:value-type="float">
            <text:p><text:s text:c="3"/>1,978,782</text:p>
          </table:table-cell>
          <table:table-cell table:style-name="ce17" office:value-type="float" office:value="98517" calcext:value-type="float">
            <text:p><text:s text:c="3"/>98,517</text:p>
          </table:table-cell>
          <table:table-cell table:style-name="ce26" office:value-type="float" office:value="4.98" calcext:value-type="float">
            <text:p><text:s text:c="3"/>4.98</text:p>
          </table:table-cell>
          <table:table-cell table:style-name="ce17" office:value-type="float" office:value="143997" calcext:value-type="float">
            <text:p><text:s text:c="3"/>143,997</text:p>
          </table:table-cell>
          <table:table-cell table:style-name="ce26" office:value-type="float" office:value="7.28" calcext:value-type="float">
            <text:p><text:s text:c="3"/>7.28</text:p>
          </table:table-cell>
          <table:table-cell table:style-name="ce17" office:value-type="float" office:value="281248" calcext:value-type="float">
            <text:p><text:s text:c="3"/>281,248</text:p>
          </table:table-cell>
          <table:table-cell table:style-name="ce26" office:value-type="float" office:value="14.21" calcext:value-type="float">
            <text:p><text:s text:c="3"/>14.21</text:p>
          </table:table-cell>
          <table:table-cell table:style-name="ce34" office:value-type="float" office:value="185827" calcext:value-type="float">
            <text:p><text:s text:c="3"/>185,827</text:p>
          </table:table-cell>
          <table:table-cell table:style-name="ce26" office:value-type="float" office:value="9.39" calcext:value-type="float">
            <text:p><text:s text:c="3"/>9.39</text:p>
          </table:table-cell>
          <table:table-cell table:style-name="ce41" office:value-type="float" office:value="1451979" calcext:value-type="float">
            <text:p><text:s text:c="3"/>1,451,979</text:p>
          </table:table-cell>
          <table:table-cell table:style-name="ce26" office:value-type="float" office:value="73.38" calcext:value-type="float">
            <text:p><text:s text:c="3"/>73.38</text:p>
          </table:table-cell>
          <table:table-cell table:style-name="ce34" office:value-type="float" office:value="161945" calcext:value-type="float">
            <text:p><text:s text:c="3"/>161,945</text:p>
          </table:table-cell>
          <table:table-cell table:style-name="ce52" office:value-type="float" office:value="8.18" calcext:value-type="float">
            <text:p><text:s text:c="3"/>8.1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縣</text:p>
          </table:table-cell>
          <table:table-cell table:style-name="ce17" office:value-type="float" office:value="510882" calcext:value-type="float">
            <text:p><text:s text:c="3"/>510,882</text:p>
          </table:table-cell>
          <table:table-cell table:style-name="ce17" office:value-type="float" office:value="30268" calcext:value-type="float">
            <text:p><text:s text:c="3"/>30,268</text:p>
          </table:table-cell>
          <table:table-cell table:style-name="ce26" office:value-type="float" office:value="5.92" calcext:value-type="float">
            <text:p><text:s text:c="3"/>5.92</text:p>
          </table:table-cell>
          <table:table-cell table:style-name="ce17" office:value-type="float" office:value="42697" calcext:value-type="float">
            <text:p><text:s text:c="3"/>42,697</text:p>
          </table:table-cell>
          <table:table-cell table:style-name="ce26" office:value-type="float" office:value="8.36" calcext:value-type="float">
            <text:p><text:s text:c="3"/>8.36</text:p>
          </table:table-cell>
          <table:table-cell table:style-name="ce17" office:value-type="float" office:value="77127" calcext:value-type="float">
            <text:p><text:s text:c="3"/>77,127</text:p>
          </table:table-cell>
          <table:table-cell table:style-name="ce26" office:value-type="float" office:value="15.1" calcext:value-type="float">
            <text:p><text:s text:c="3"/>15.10</text:p>
          </table:table-cell>
          <table:table-cell table:style-name="ce34" office:value-type="float" office:value="45165" calcext:value-type="float">
            <text:p><text:s text:c="3"/>45,165</text:p>
          </table:table-cell>
          <table:table-cell table:style-name="ce26" office:value-type="float" office:value="8.84" calcext:value-type="float">
            <text:p><text:s text:c="3"/>8.84</text:p>
          </table:table-cell>
          <table:table-cell table:style-name="ce41" office:value-type="float" office:value="373807" calcext:value-type="float">
            <text:p><text:s text:c="3"/>373,807</text:p>
          </table:table-cell>
          <table:table-cell table:style-name="ce26" office:value-type="float" office:value="73.17" calcext:value-type="float">
            <text:p><text:s text:c="3"/>73.17</text:p>
          </table:table-cell>
          <table:table-cell table:style-name="ce34" office:value-type="float" office:value="57605" calcext:value-type="float">
            <text:p><text:s text:c="3"/>57,605</text:p>
          </table:table-cell>
          <table:table-cell table:style-name="ce52" office:value-type="float" office:value="11.28" calcext:value-type="float">
            <text:p><text:s text:c="3"/>11.28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61744" calcext:value-type="float">
            <text:p><text:s text:c="3"/>561,744</text:p>
          </table:table-cell>
          <table:table-cell table:style-name="ce17" office:value-type="float" office:value="24844" calcext:value-type="float">
            <text:p><text:s text:c="3"/>24,844</text:p>
          </table:table-cell>
          <table:table-cell table:style-name="ce26" office:value-type="float" office:value="4.42" calcext:value-type="float">
            <text:p><text:s text:c="3"/>4.42</text:p>
          </table:table-cell>
          <table:table-cell table:style-name="ce17" office:value-type="float" office:value="36139" calcext:value-type="float">
            <text:p><text:s text:c="3"/>36,139</text:p>
          </table:table-cell>
          <table:table-cell table:style-name="ce26" office:value-type="float" office:value="6.43" calcext:value-type="float">
            <text:p><text:s text:c="3"/>6.43</text:p>
          </table:table-cell>
          <table:table-cell table:style-name="ce17" office:value-type="float" office:value="69047" calcext:value-type="float">
            <text:p><text:s text:c="3"/>69,047</text:p>
          </table:table-cell>
          <table:table-cell table:style-name="ce26" office:value-type="float" office:value="12.29" calcext:value-type="float">
            <text:p><text:s text:c="3"/>12.29</text:p>
          </table:table-cell>
          <table:table-cell table:style-name="ce34" office:value-type="float" office:value="47359" calcext:value-type="float">
            <text:p><text:s text:c="3"/>47,359</text:p>
          </table:table-cell>
          <table:table-cell table:style-name="ce26" office:value-type="float" office:value="8.43" calcext:value-type="float">
            <text:p><text:s text:c="3"/>8.43</text:p>
          </table:table-cell>
          <table:table-cell table:style-name="ce41" office:value-type="float" office:value="428785" calcext:value-type="float">
            <text:p><text:s text:c="3"/>428,785</text:p>
          </table:table-cell>
          <table:table-cell table:style-name="ce26" office:value-type="float" office:value="76.33" calcext:value-type="float">
            <text:p><text:s text:c="3"/>76.33</text:p>
          </table:table-cell>
          <table:table-cell table:style-name="ce34" office:value-type="float" office:value="74853" calcext:value-type="float">
            <text:p><text:s text:c="3"/>74,853</text:p>
          </table:table-cell>
          <table:table-cell table:style-name="ce52" office:value-type="float" office:value="13.33" calcext:value-type="float">
            <text:p><text:s text:c="3"/>13.3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縣</text:p>
          </table:table-cell>
          <table:table-cell table:style-name="ce17" office:value-type="float" office:value="1562126" calcext:value-type="float">
            <text:p><text:s text:c="3"/>1,562,126</text:p>
          </table:table-cell>
          <table:table-cell table:style-name="ce17" office:value-type="float" office:value="73498" calcext:value-type="float">
            <text:p><text:s text:c="3"/>73,498</text:p>
          </table:table-cell>
          <table:table-cell table:style-name="ce26" office:value-type="float" office:value="4.7" calcext:value-type="float">
            <text:p><text:s text:c="3"/>4.70</text:p>
          </table:table-cell>
          <table:table-cell table:style-name="ce17" office:value-type="float" office:value="106424" calcext:value-type="float">
            <text:p><text:s text:c="3"/>106,424</text:p>
          </table:table-cell>
          <table:table-cell table:style-name="ce26" office:value-type="float" office:value="6.81" calcext:value-type="float">
            <text:p><text:s text:c="3"/>6.81</text:p>
          </table:table-cell>
          <table:table-cell table:style-name="ce17" office:value-type="float" office:value="206012" calcext:value-type="float">
            <text:p><text:s text:c="3"/>206,012</text:p>
          </table:table-cell>
          <table:table-cell table:style-name="ce26" office:value-type="float" office:value="13.19" calcext:value-type="float">
            <text:p><text:s text:c="3"/>13.19</text:p>
          </table:table-cell>
          <table:table-cell table:style-name="ce34" office:value-type="float" office:value="143695" calcext:value-type="float">
            <text:p><text:s text:c="3"/>143,695</text:p>
          </table:table-cell>
          <table:table-cell table:style-name="ce26" office:value-type="float" office:value="9.2" calcext:value-type="float">
            <text:p><text:s text:c="3"/>9.20</text:p>
          </table:table-cell>
          <table:table-cell table:style-name="ce41" office:value-type="float" office:value="1163835" calcext:value-type="float">
            <text:p><text:s text:c="3"/>1,163,835</text:p>
          </table:table-cell>
          <table:table-cell table:style-name="ce26" office:value-type="float" office:value="74.5" calcext:value-type="float">
            <text:p><text:s text:c="3"/>74.50</text:p>
          </table:table-cell>
          <table:table-cell table:style-name="ce34" office:value-type="float" office:value="138482" calcext:value-type="float">
            <text:p><text:s text:c="3"/>138,482</text:p>
          </table:table-cell>
          <table:table-cell table:style-name="ce52" office:value-type="float" office:value="8.86" calcext:value-type="float">
            <text:p><text:s text:c="3"/>8.8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彰化縣</text:p>
          </table:table-cell>
          <table:table-cell table:style-name="ce17" office:value-type="float" office:value="1312467" calcext:value-type="float">
            <text:p><text:s text:c="3"/>1,312,467</text:p>
          </table:table-cell>
          <table:table-cell table:style-name="ce17" office:value-type="float" office:value="60066" calcext:value-type="float">
            <text:p><text:s text:c="3"/>60,066</text:p>
          </table:table-cell>
          <table:table-cell table:style-name="ce26" office:value-type="float" office:value="4.58" calcext:value-type="float">
            <text:p><text:s text:c="3"/>4.58</text:p>
          </table:table-cell>
          <table:table-cell table:style-name="ce17" office:value-type="float" office:value="87191" calcext:value-type="float">
            <text:p><text:s text:c="3"/>87,191</text:p>
          </table:table-cell>
          <table:table-cell table:style-name="ce26" office:value-type="float" office:value="6.64" calcext:value-type="float">
            <text:p><text:s text:c="3"/>6.64</text:p>
          </table:table-cell>
          <table:table-cell table:style-name="ce17" office:value-type="float" office:value="167237" calcext:value-type="float">
            <text:p><text:s text:c="3"/>167,237</text:p>
          </table:table-cell>
          <table:table-cell table:style-name="ce26" office:value-type="float" office:value="12.74" calcext:value-type="float">
            <text:p><text:s text:c="3"/>12.74</text:p>
          </table:table-cell>
          <table:table-cell table:style-name="ce34" office:value-type="float" office:value="110908" calcext:value-type="float">
            <text:p><text:s text:c="3"/>110,908</text:p>
          </table:table-cell>
          <table:table-cell table:style-name="ce26" office:value-type="float" office:value="8.45" calcext:value-type="float">
            <text:p><text:s text:c="3"/>8.45</text:p>
          </table:table-cell>
          <table:table-cell table:style-name="ce41" office:value-type="float" office:value="995973" calcext:value-type="float">
            <text:p><text:s text:c="3"/>995,973</text:p>
          </table:table-cell>
          <table:table-cell table:style-name="ce26" office:value-type="float" office:value="75.89" calcext:value-type="float">
            <text:p><text:s text:c="3"/>75.89</text:p>
          </table:table-cell>
          <table:table-cell table:style-name="ce34" office:value-type="float" office:value="157213" calcext:value-type="float">
            <text:p><text:s text:c="3"/>157,213</text:p>
          </table:table-cell>
          <table:table-cell table:style-name="ce52" office:value-type="float" office:value="11.98" calcext:value-type="float">
            <text:p><text:s text:c="3"/>11.9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南投縣</text:p>
          </table:table-cell>
          <table:table-cell table:style-name="ce17" office:value-type="float" office:value="530824" calcext:value-type="float">
            <text:p><text:s text:c="3"/>530,824</text:p>
          </table:table-cell>
          <table:table-cell table:style-name="ce17" office:value-type="float" office:value="21246" calcext:value-type="float">
            <text:p><text:s text:c="3"/>21,246</text:p>
          </table:table-cell>
          <table:table-cell table:style-name="ce26" office:value-type="float" office:value="4" calcext:value-type="float">
            <text:p><text:s text:c="3"/>4.00</text:p>
          </table:table-cell>
          <table:table-cell table:style-name="ce17" office:value-type="float" office:value="30816" calcext:value-type="float">
            <text:p><text:s text:c="3"/>30,816</text:p>
          </table:table-cell>
          <table:table-cell table:style-name="ce26" office:value-type="float" office:value="5.81" calcext:value-type="float">
            <text:p><text:s text:c="3"/>5.81</text:p>
          </table:table-cell>
          <table:table-cell table:style-name="ce17" office:value-type="float" office:value="60925" calcext:value-type="float">
            <text:p><text:s text:c="3"/>60,925</text:p>
          </table:table-cell>
          <table:table-cell table:style-name="ce26" office:value-type="float" office:value="11.48" calcext:value-type="float">
            <text:p><text:s text:c="3"/>11.48</text:p>
          </table:table-cell>
          <table:table-cell table:style-name="ce34" office:value-type="float" office:value="44280" calcext:value-type="float">
            <text:p><text:s text:c="3"/>44,280</text:p>
          </table:table-cell>
          <table:table-cell table:style-name="ce26" office:value-type="float" office:value="8.34" calcext:value-type="float">
            <text:p><text:s text:c="3"/>8.34</text:p>
          </table:table-cell>
          <table:table-cell table:style-name="ce41" office:value-type="float" office:value="410445" calcext:value-type="float">
            <text:p><text:s text:c="3"/>410,445</text:p>
          </table:table-cell>
          <table:table-cell table:style-name="ce26" office:value-type="float" office:value="77.32" calcext:value-type="float">
            <text:p><text:s text:c="3"/>77.32</text:p>
          </table:table-cell>
          <table:table-cell table:style-name="ce34" office:value-type="float" office:value="71073" calcext:value-type="float">
            <text:p><text:s text:c="3"/>71,073</text:p>
          </table:table-cell>
          <table:table-cell table:style-name="ce52" office:value-type="float" office:value="13.39" calcext:value-type="float">
            <text:p><text:s text:c="3"/>13.39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22795" calcext:value-type="float">
            <text:p><text:s text:c="3"/>722,795</text:p>
          </table:table-cell>
          <table:table-cell table:style-name="ce17" office:value-type="float" office:value="30820" calcext:value-type="float">
            <text:p><text:s text:c="3"/>30,820</text:p>
          </table:table-cell>
          <table:table-cell table:style-name="ce26" office:value-type="float" office:value="4.26" calcext:value-type="float">
            <text:p><text:s text:c="3"/>4.26</text:p>
          </table:table-cell>
          <table:table-cell table:style-name="ce17" office:value-type="float" office:value="44591" calcext:value-type="float">
            <text:p><text:s text:c="3"/>44,591</text:p>
          </table:table-cell>
          <table:table-cell table:style-name="ce26" office:value-type="float" office:value="6.17" calcext:value-type="float">
            <text:p><text:s text:c="3"/>6.17</text:p>
          </table:table-cell>
          <table:table-cell table:style-name="ce17" office:value-type="float" office:value="86035" calcext:value-type="float">
            <text:p><text:s text:c="3"/>86,035</text:p>
          </table:table-cell>
          <table:table-cell table:style-name="ce26" office:value-type="float" office:value="11.9" calcext:value-type="float">
            <text:p><text:s text:c="3"/>11.90</text:p>
          </table:table-cell>
          <table:table-cell table:style-name="ce34" office:value-type="float" office:value="55318" calcext:value-type="float">
            <text:p><text:s text:c="3"/>55,318</text:p>
          </table:table-cell>
          <table:table-cell table:style-name="ce26" office:value-type="float" office:value="7.65" calcext:value-type="float">
            <text:p><text:s text:c="3"/>7.65</text:p>
          </table:table-cell>
          <table:table-cell table:style-name="ce41" office:value-type="float" office:value="563331" calcext:value-type="float">
            <text:p><text:s text:c="3"/>563,331</text:p>
          </table:table-cell>
          <table:table-cell table:style-name="ce26" office:value-type="float" office:value="77.94" calcext:value-type="float">
            <text:p><text:s text:c="3"/>77.94</text:p>
          </table:table-cell>
          <table:table-cell table:style-name="ce34" office:value-type="float" office:value="107765" calcext:value-type="float">
            <text:p><text:s text:c="3"/>107,765</text:p>
          </table:table-cell>
          <table:table-cell table:style-name="ce52" office:value-type="float" office:value="14.91" calcext:value-type="float">
            <text:p><text:s text:c="3"/>14.9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縣</text:p>
          </table:table-cell>
          <table:table-cell table:style-name="ce17" office:value-type="float" office:value="547716" calcext:value-type="float">
            <text:p><text:s text:c="3"/>547,716</text:p>
          </table:table-cell>
          <table:table-cell table:style-name="ce17" office:value-type="float" office:value="22354" calcext:value-type="float">
            <text:p><text:s text:c="3"/>22,354</text:p>
          </table:table-cell>
          <table:table-cell table:style-name="ce26" office:value-type="float" office:value="4.08" calcext:value-type="float">
            <text:p><text:s text:c="3"/>4.08</text:p>
          </table:table-cell>
          <table:table-cell table:style-name="ce17" office:value-type="float" office:value="32092" calcext:value-type="float">
            <text:p><text:s text:c="3"/>32,092</text:p>
          </table:table-cell>
          <table:table-cell table:style-name="ce26" office:value-type="float" office:value="5.86" calcext:value-type="float">
            <text:p><text:s text:c="3"/>5.86</text:p>
          </table:table-cell>
          <table:table-cell table:style-name="ce17" office:value-type="float" office:value="60996" calcext:value-type="float">
            <text:p><text:s text:c="3"/>60,996</text:p>
          </table:table-cell>
          <table:table-cell table:style-name="ce26" office:value-type="float" office:value="11.14" calcext:value-type="float">
            <text:p><text:s text:c="3"/>11.14</text:p>
          </table:table-cell>
          <table:table-cell table:style-name="ce34" office:value-type="float" office:value="40377" calcext:value-type="float">
            <text:p><text:s text:c="3"/>40,377</text:p>
          </table:table-cell>
          <table:table-cell table:style-name="ce26" office:value-type="float" office:value="7.37" calcext:value-type="float">
            <text:p><text:s text:c="3"/>7.37</text:p>
          </table:table-cell>
          <table:table-cell table:style-name="ce41" office:value-type="float" office:value="431819" calcext:value-type="float">
            <text:p><text:s text:c="3"/>431,819</text:p>
          </table:table-cell>
          <table:table-cell table:style-name="ce26" office:value-type="float" office:value="78.84" calcext:value-type="float">
            <text:p><text:s text:c="3"/>78.84</text:p>
          </table:table-cell>
          <table:table-cell table:style-name="ce34" office:value-type="float" office:value="85218" calcext:value-type="float">
            <text:p><text:s text:c="3"/>85,218</text:p>
          </table:table-cell>
          <table:table-cell table:style-name="ce52" office:value-type="float" office:value="15.56" calcext:value-type="float">
            <text:p><text:s text:c="3"/>15.5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縣</text:p>
          </table:table-cell>
          <table:table-cell table:style-name="ce17" office:value-type="float" office:value="1104346" calcext:value-type="float">
            <text:p><text:s text:c="3"/>1,104,346</text:p>
          </table:table-cell>
          <table:table-cell table:style-name="ce17" office:value-type="float" office:value="42666" calcext:value-type="float">
            <text:p><text:s text:c="3"/>42,666</text:p>
          </table:table-cell>
          <table:table-cell table:style-name="ce26" office:value-type="float" office:value="3.86" calcext:value-type="float">
            <text:p><text:s text:c="3"/>3.86</text:p>
          </table:table-cell>
          <table:table-cell table:style-name="ce17" office:value-type="float" office:value="61166" calcext:value-type="float">
            <text:p><text:s text:c="3"/>61,166</text:p>
          </table:table-cell>
          <table:table-cell table:style-name="ce26" office:value-type="float" office:value="5.54" calcext:value-type="float">
            <text:p><text:s text:c="3"/>5.54</text:p>
          </table:table-cell>
          <table:table-cell table:style-name="ce17" office:value-type="float" office:value="118545" calcext:value-type="float">
            <text:p><text:s text:c="3"/>118,545</text:p>
          </table:table-cell>
          <table:table-cell table:style-name="ce26" office:value-type="float" office:value="10.73" calcext:value-type="float">
            <text:p><text:s text:c="3"/>10.73</text:p>
          </table:table-cell>
          <table:table-cell table:style-name="ce34" office:value-type="float" office:value="85939" calcext:value-type="float">
            <text:p><text:s text:c="3"/>85,939</text:p>
          </table:table-cell>
          <table:table-cell table:style-name="ce26" office:value-type="float" office:value="7.78" calcext:value-type="float">
            <text:p><text:s text:c="3"/>7.78</text:p>
          </table:table-cell>
          <table:table-cell table:style-name="ce41" office:value-type="float" office:value="869050" calcext:value-type="float">
            <text:p><text:s text:c="3"/>869,050</text:p>
          </table:table-cell>
          <table:table-cell table:style-name="ce26" office:value-type="float" office:value="78.69" calcext:value-type="float">
            <text:p><text:s text:c="3"/>78.69</text:p>
          </table:table-cell>
          <table:table-cell table:style-name="ce34" office:value-type="float" office:value="142875" calcext:value-type="float">
            <text:p><text:s text:c="3"/>142,875</text:p>
          </table:table-cell>
          <table:table-cell table:style-name="ce52" office:value-type="float" office:value="12.94" calcext:value-type="float">
            <text:p><text:s text:c="3"/>12.9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高雄縣</text:p>
          </table:table-cell>
          <table:table-cell table:style-name="ce17" office:value-type="float" office:value="1242973" calcext:value-type="float">
            <text:p><text:s text:c="3"/>1,242,973</text:p>
          </table:table-cell>
          <table:table-cell table:style-name="ce17" office:value-type="float" office:value="51152" calcext:value-type="float">
            <text:p><text:s text:c="3"/>51,152</text:p>
          </table:table-cell>
          <table:table-cell table:style-name="ce26" office:value-type="float" office:value="4.12" calcext:value-type="float">
            <text:p><text:s text:c="3"/>4.12</text:p>
          </table:table-cell>
          <table:table-cell table:style-name="ce17" office:value-type="float" office:value="72910" calcext:value-type="float">
            <text:p><text:s text:c="3"/>72,910</text:p>
          </table:table-cell>
          <table:table-cell table:style-name="ce26" office:value-type="float" office:value="5.87" calcext:value-type="float">
            <text:p><text:s text:c="3"/>5.87</text:p>
          </table:table-cell>
          <table:table-cell table:style-name="ce17" office:value-type="float" office:value="139220" calcext:value-type="float">
            <text:p><text:s text:c="3"/>139,220</text:p>
          </table:table-cell>
          <table:table-cell table:style-name="ce26" office:value-type="float" office:value="11.2" calcext:value-type="float">
            <text:p><text:s text:c="3"/>11.20</text:p>
          </table:table-cell>
          <table:table-cell table:style-name="ce34" office:value-type="float" office:value="99871" calcext:value-type="float">
            <text:p><text:s text:c="3"/>99,871</text:p>
          </table:table-cell>
          <table:table-cell table:style-name="ce26" office:value-type="float" office:value="8.03" calcext:value-type="float">
            <text:p><text:s text:c="3"/>8.03</text:p>
          </table:table-cell>
          <table:table-cell table:style-name="ce41" office:value-type="float" office:value="968252" calcext:value-type="float">
            <text:p><text:s text:c="3"/>968,252</text:p>
          </table:table-cell>
          <table:table-cell table:style-name="ce26" office:value-type="float" office:value="77.9" calcext:value-type="float">
            <text:p><text:s text:c="3"/>77.90</text:p>
          </table:table-cell>
          <table:table-cell table:style-name="ce34" office:value-type="float" office:value="128414" calcext:value-type="float">
            <text:p><text:s text:c="3"/>128,414</text:p>
          </table:table-cell>
          <table:table-cell table:style-name="ce52" office:value-type="float" office:value="10.33" calcext:value-type="float">
            <text:p><text:s text:c="3"/>10.33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屏東縣</text:p>
          </table:table-cell>
          <table:table-cell table:style-name="ce17" office:value-type="float" office:value="882640" calcext:value-type="float">
            <text:p><text:s text:c="3"/>882,640</text:p>
          </table:table-cell>
          <table:table-cell table:style-name="ce17" office:value-type="float" office:value="33970" calcext:value-type="float">
            <text:p><text:s text:c="3"/>33,970</text:p>
          </table:table-cell>
          <table:table-cell table:style-name="ce26" office:value-type="float" office:value="3.85" calcext:value-type="float">
            <text:p><text:s text:c="3"/>3.85</text:p>
          </table:table-cell>
          <table:table-cell table:style-name="ce17" office:value-type="float" office:value="49703" calcext:value-type="float">
            <text:p><text:s text:c="3"/>49,703</text:p>
          </table:table-cell>
          <table:table-cell table:style-name="ce26" office:value-type="float" office:value="5.63" calcext:value-type="float">
            <text:p><text:s text:c="3"/>5.63</text:p>
          </table:table-cell>
          <table:table-cell table:style-name="ce17" office:value-type="float" office:value="98790" calcext:value-type="float">
            <text:p><text:s text:c="3"/>98,790</text:p>
          </table:table-cell>
          <table:table-cell table:style-name="ce26" office:value-type="float" office:value="11.19" calcext:value-type="float">
            <text:p><text:s text:c="3"/>11.19</text:p>
          </table:table-cell>
          <table:table-cell table:style-name="ce34" office:value-type="float" office:value="73101" calcext:value-type="float">
            <text:p><text:s text:c="3"/>73,101</text:p>
          </table:table-cell>
          <table:table-cell table:style-name="ce26" office:value-type="float" office:value="8.28" calcext:value-type="float">
            <text:p><text:s text:c="3"/>8.28</text:p>
          </table:table-cell>
          <table:table-cell table:style-name="ce41" office:value-type="float" office:value="686456" calcext:value-type="float">
            <text:p><text:s text:c="3"/>686,456</text:p>
          </table:table-cell>
          <table:table-cell table:style-name="ce26" office:value-type="float" office:value="77.77" calcext:value-type="float">
            <text:p><text:s text:c="3"/>77.77</text:p>
          </table:table-cell>
          <table:table-cell table:style-name="ce34" office:value-type="float" office:value="110250" calcext:value-type="float">
            <text:p><text:s text:c="3"/>110,250</text:p>
          </table:table-cell>
          <table:table-cell table:style-name="ce52" office:value-type="float" office:value="12.49" calcext:value-type="float">
            <text:p><text:s text:c="3"/>12.4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東縣</text:p>
          </table:table-cell>
          <table:table-cell table:style-name="ce17" office:value-type="float" office:value="232497" calcext:value-type="float">
            <text:p><text:s text:c="3"/>232,497</text:p>
          </table:table-cell>
          <table:table-cell table:style-name="ce17" office:value-type="float" office:value="10053" calcext:value-type="float">
            <text:p><text:s text:c="3"/>10,053</text:p>
          </table:table-cell>
          <table:table-cell table:style-name="ce26" office:value-type="float" office:value="4.32" calcext:value-type="float">
            <text:p><text:s text:c="3"/>4.32</text:p>
          </table:table-cell>
          <table:table-cell table:style-name="ce17" office:value-type="float" office:value="14412" calcext:value-type="float">
            <text:p><text:s text:c="3"/>14,412</text:p>
          </table:table-cell>
          <table:table-cell table:style-name="ce26" office:value-type="float" office:value="6.2" calcext:value-type="float">
            <text:p><text:s text:c="3"/>6.20</text:p>
          </table:table-cell>
          <table:table-cell table:style-name="ce17" office:value-type="float" office:value="27812" calcext:value-type="float">
            <text:p><text:s text:c="3"/>27,812</text:p>
          </table:table-cell>
          <table:table-cell table:style-name="ce26" office:value-type="float" office:value="11.96" calcext:value-type="float">
            <text:p><text:s text:c="3"/>11.96</text:p>
          </table:table-cell>
          <table:table-cell table:style-name="ce34" office:value-type="float" office:value="18748" calcext:value-type="float">
            <text:p><text:s text:c="3"/>18,748</text:p>
          </table:table-cell>
          <table:table-cell table:style-name="ce26" office:value-type="float" office:value="8.06" calcext:value-type="float">
            <text:p><text:s text:c="3"/>8.06</text:p>
          </table:table-cell>
          <table:table-cell table:style-name="ce41" office:value-type="float" office:value="179644" calcext:value-type="float">
            <text:p><text:s text:c="3"/>179,644</text:p>
          </table:table-cell>
          <table:table-cell table:style-name="ce26" office:value-type="float" office:value="77.27" calcext:value-type="float">
            <text:p><text:s text:c="3"/>77.27</text:p>
          </table:table-cell>
          <table:table-cell table:style-name="ce34" office:value-type="float" office:value="30174" calcext:value-type="float">
            <text:p><text:s text:c="3"/>30,174</text:p>
          </table:table-cell>
          <table:table-cell table:style-name="ce52" office:value-type="float" office:value="12.98" calcext:value-type="float">
            <text:p><text:s text:c="3"/>12.9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花蓮縣</text:p>
          </table:table-cell>
          <table:table-cell table:style-name="ce17" office:value-type="float" office:value="340964" calcext:value-type="float">
            <text:p><text:s text:c="3"/>340,964</text:p>
          </table:table-cell>
          <table:table-cell table:style-name="ce17" office:value-type="float" office:value="13821" calcext:value-type="float">
            <text:p><text:s text:c="3"/>13,821</text:p>
          </table:table-cell>
          <table:table-cell table:style-name="ce26" office:value-type="float" office:value="4.05" calcext:value-type="float">
            <text:p><text:s text:c="3"/>4.05</text:p>
          </table:table-cell>
          <table:table-cell table:style-name="ce17" office:value-type="float" office:value="20112" calcext:value-type="float">
            <text:p><text:s text:c="3"/>20,112</text:p>
          </table:table-cell>
          <table:table-cell table:style-name="ce26" office:value-type="float" office:value="5.9" calcext:value-type="float">
            <text:p><text:s text:c="3"/>5.90</text:p>
          </table:table-cell>
          <table:table-cell table:style-name="ce17" office:value-type="float" office:value="39296" calcext:value-type="float">
            <text:p><text:s text:c="3"/>39,296</text:p>
          </table:table-cell>
          <table:table-cell table:style-name="ce26" office:value-type="float" office:value="11.52" calcext:value-type="float">
            <text:p><text:s text:c="3"/>11.52</text:p>
          </table:table-cell>
          <table:table-cell table:style-name="ce34" office:value-type="float" office:value="28877" calcext:value-type="float">
            <text:p><text:s text:c="3"/>28,877</text:p>
          </table:table-cell>
          <table:table-cell table:style-name="ce26" office:value-type="float" office:value="8.47" calcext:value-type="float">
            <text:p><text:s text:c="3"/>8.47</text:p>
          </table:table-cell>
          <table:table-cell table:style-name="ce41" office:value-type="float" office:value="263248" calcext:value-type="float">
            <text:p><text:s text:c="3"/>263,248</text:p>
          </table:table-cell>
          <table:table-cell table:style-name="ce26" office:value-type="float" office:value="77.21" calcext:value-type="float">
            <text:p><text:s text:c="3"/>77.21</text:p>
          </table:table-cell>
          <table:table-cell table:style-name="ce34" office:value-type="float" office:value="42304" calcext:value-type="float">
            <text:p><text:s text:c="3"/>42,304</text:p>
          </table:table-cell>
          <table:table-cell table:style-name="ce52" office:value-type="float" office:value="12.41" calcext:value-type="float">
            <text:p><text:s text:c="3"/>12.4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澎湖縣</text:p>
          </table:table-cell>
          <table:table-cell table:style-name="ce17" office:value-type="float" office:value="96210" calcext:value-type="float">
            <text:p><text:s text:c="3"/>96,210</text:p>
          </table:table-cell>
          <table:table-cell table:style-name="ce17" office:value-type="float" office:value="3930" calcext:value-type="float">
            <text:p><text:s text:c="3"/>3,930</text:p>
          </table:table-cell>
          <table:table-cell table:style-name="ce26" office:value-type="float" office:value="4.08" calcext:value-type="float">
            <text:p><text:s text:c="3"/>4.08</text:p>
          </table:table-cell>
          <table:table-cell table:style-name="ce17" office:value-type="float" office:value="5619" calcext:value-type="float">
            <text:p><text:s text:c="3"/>5,619</text:p>
          </table:table-cell>
          <table:table-cell table:style-name="ce26" office:value-type="float" office:value="5.84" calcext:value-type="float">
            <text:p><text:s text:c="3"/>5.84</text:p>
          </table:table-cell>
          <table:table-cell table:style-name="ce17" office:value-type="float" office:value="10418" calcext:value-type="float">
            <text:p><text:s text:c="3"/>10,418</text:p>
          </table:table-cell>
          <table:table-cell table:style-name="ce26" office:value-type="float" office:value="10.83" calcext:value-type="float">
            <text:p><text:s text:c="3"/>10.83</text:p>
          </table:table-cell>
          <table:table-cell table:style-name="ce34" office:value-type="float" office:value="6857" calcext:value-type="float">
            <text:p><text:s text:c="3"/>6,857</text:p>
          </table:table-cell>
          <table:table-cell table:style-name="ce26" office:value-type="float" office:value="7.13" calcext:value-type="float">
            <text:p><text:s text:c="3"/>7.13</text:p>
          </table:table-cell>
          <table:table-cell table:style-name="ce41" office:value-type="float" office:value="76201" calcext:value-type="float">
            <text:p><text:s text:c="3"/>76,201</text:p>
          </table:table-cell>
          <table:table-cell table:style-name="ce26" office:value-type="float" office:value="79.2" calcext:value-type="float">
            <text:p><text:s text:c="3"/>79.20</text:p>
          </table:table-cell>
          <table:table-cell table:style-name="ce34" office:value-type="float" office:value="14077" calcext:value-type="float">
            <text:p><text:s text:c="3"/>14,077</text:p>
          </table:table-cell>
          <table:table-cell table:style-name="ce52" office:value-type="float" office:value="14.63" calcext:value-type="float">
            <text:p><text:s text:c="3"/>14.63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基隆市</text:p>
          </table:table-cell>
          <table:table-cell table:style-name="ce17" office:value-type="float" office:value="388321" calcext:value-type="float">
            <text:p><text:s text:c="3"/>388,321</text:p>
          </table:table-cell>
          <table:table-cell table:style-name="ce17" office:value-type="float" office:value="13929" calcext:value-type="float">
            <text:p><text:s text:c="3"/>13,929</text:p>
          </table:table-cell>
          <table:table-cell table:style-name="ce26" office:value-type="float" office:value="3.59" calcext:value-type="float">
            <text:p><text:s text:c="3"/>3.59</text:p>
          </table:table-cell>
          <table:table-cell table:style-name="ce17" office:value-type="float" office:value="20430" calcext:value-type="float">
            <text:p><text:s text:c="3"/>20,430</text:p>
          </table:table-cell>
          <table:table-cell table:style-name="ce26" office:value-type="float" office:value="5.26" calcext:value-type="float">
            <text:p><text:s text:c="3"/>5.26</text:p>
          </table:table-cell>
          <table:table-cell table:style-name="ce17" office:value-type="float" office:value="41997" calcext:value-type="float">
            <text:p><text:s text:c="3"/>41,997</text:p>
          </table:table-cell>
          <table:table-cell table:style-name="ce26" office:value-type="float" office:value="10.82" calcext:value-type="float">
            <text:p><text:s text:c="3"/>10.82</text:p>
          </table:table-cell>
          <table:table-cell table:style-name="ce34" office:value-type="float" office:value="32811" calcext:value-type="float">
            <text:p><text:s text:c="3"/>32,811</text:p>
          </table:table-cell>
          <table:table-cell table:style-name="ce26" office:value-type="float" office:value="8.45" calcext:value-type="float">
            <text:p><text:s text:c="3"/>8.45</text:p>
          </table:table-cell>
          <table:table-cell table:style-name="ce41" office:value-type="float" office:value="302148" calcext:value-type="float">
            <text:p><text:s text:c="3"/>302,148</text:p>
          </table:table-cell>
          <table:table-cell table:style-name="ce26" office:value-type="float" office:value="77.81" calcext:value-type="float">
            <text:p><text:s text:c="3"/>77.81</text:p>
          </table:table-cell>
          <table:table-cell table:style-name="ce34" office:value-type="float" office:value="42543" calcext:value-type="float">
            <text:p><text:s text:c="3"/>42,543</text:p>
          </table:table-cell>
          <table:table-cell table:style-name="ce52" office:value-type="float" office:value="10.96" calcext:value-type="float">
            <text:p><text:s text:c="3"/>10.9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市</text:p>
          </table:table-cell>
          <table:table-cell table:style-name="ce17" office:value-type="float" office:value="411587" calcext:value-type="float">
            <text:p><text:s text:c="3"/>411,587</text:p>
          </table:table-cell>
          <table:table-cell table:style-name="ce17" office:value-type="float" office:value="24602" calcext:value-type="float">
            <text:p><text:s text:c="3"/>24,602</text:p>
          </table:table-cell>
          <table:table-cell table:style-name="ce26" office:value-type="float" office:value="5.98" calcext:value-type="float">
            <text:p><text:s text:c="3"/>5.98</text:p>
          </table:table-cell>
          <table:table-cell table:style-name="ce17" office:value-type="float" office:value="34507" calcext:value-type="float">
            <text:p><text:s text:c="3"/>34,507</text:p>
          </table:table-cell>
          <table:table-cell table:style-name="ce26" office:value-type="float" office:value="8.38" calcext:value-type="float">
            <text:p><text:s text:c="3"/>8.38</text:p>
          </table:table-cell>
          <table:table-cell table:style-name="ce17" office:value-type="float" office:value="62445" calcext:value-type="float">
            <text:p><text:s text:c="3"/>62,445</text:p>
          </table:table-cell>
          <table:table-cell table:style-name="ce26" office:value-type="float" office:value="15.17" calcext:value-type="float">
            <text:p><text:s text:c="3"/>15.17</text:p>
          </table:table-cell>
          <table:table-cell table:style-name="ce34" office:value-type="float" office:value="35678" calcext:value-type="float">
            <text:p><text:s text:c="3"/>35,678</text:p>
          </table:table-cell>
          <table:table-cell table:style-name="ce26" office:value-type="float" office:value="8.67" calcext:value-type="float">
            <text:p><text:s text:c="3"/>8.67</text:p>
          </table:table-cell>
          <table:table-cell table:style-name="ce41" office:value-type="float" office:value="302263" calcext:value-type="float">
            <text:p><text:s text:c="3"/>302,263</text:p>
          </table:table-cell>
          <table:table-cell table:style-name="ce26" office:value-type="float" office:value="73.44" calcext:value-type="float">
            <text:p><text:s text:c="3"/>73.44</text:p>
          </table:table-cell>
          <table:table-cell table:style-name="ce34" office:value-type="float" office:value="38571" calcext:value-type="float">
            <text:p><text:s text:c="3"/>38,571</text:p>
          </table:table-cell>
          <table:table-cell table:style-name="ce52" office:value-type="float" office:value="9.37" calcext:value-type="float">
            <text:p><text:s text:c="3"/>9.3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市</text:p>
          </table:table-cell>
          <table:table-cell table:style-name="ce17" office:value-type="float" office:value="1073635" calcext:value-type="float">
            <text:p><text:s text:c="3"/>1,073,635</text:p>
          </table:table-cell>
          <table:table-cell table:style-name="ce17" office:value-type="float" office:value="47757" calcext:value-type="float">
            <text:p><text:s text:c="3"/>47,757</text:p>
          </table:table-cell>
          <table:table-cell table:style-name="ce26" office:value-type="float" office:value="4.45" calcext:value-type="float">
            <text:p><text:s text:c="3"/>4.45</text:p>
          </table:table-cell>
          <table:table-cell table:style-name="ce17" office:value-type="float" office:value="70613" calcext:value-type="float">
            <text:p><text:s text:c="3"/>70,613</text:p>
          </table:table-cell>
          <table:table-cell table:style-name="ce26" office:value-type="float" office:value="6.58" calcext:value-type="float">
            <text:p><text:s text:c="3"/>6.58</text:p>
          </table:table-cell>
          <table:table-cell table:style-name="ce17" office:value-type="float" office:value="144258" calcext:value-type="float">
            <text:p><text:s text:c="3"/>144,258</text:p>
          </table:table-cell>
          <table:table-cell table:style-name="ce26" office:value-type="float" office:value="13.44" calcext:value-type="float">
            <text:p><text:s text:c="3"/>13.44</text:p>
          </table:table-cell>
          <table:table-cell table:style-name="ce34" office:value-type="float" office:value="101885" calcext:value-type="float">
            <text:p><text:s text:c="3"/>101,885</text:p>
          </table:table-cell>
          <table:table-cell table:style-name="ce26" office:value-type="float" office:value="9.49" calcext:value-type="float">
            <text:p><text:s text:c="3"/>9.49</text:p>
          </table:table-cell>
          <table:table-cell table:style-name="ce41" office:value-type="float" office:value="796189" calcext:value-type="float">
            <text:p><text:s text:c="3"/>796,189</text:p>
          </table:table-cell>
          <table:table-cell table:style-name="ce26" office:value-type="float" office:value="74.16" calcext:value-type="float">
            <text:p><text:s text:c="3"/>74.16</text:p>
          </table:table-cell>
          <table:table-cell table:style-name="ce34" office:value-type="float" office:value="87284" calcext:value-type="float">
            <text:p><text:s text:c="3"/>87,284</text:p>
          </table:table-cell>
          <table:table-cell table:style-name="ce52" office:value-type="float" office:value="8.13" calcext:value-type="float">
            <text:p><text:s text:c="3"/>8.1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市</text:p>
          </table:table-cell>
          <table:table-cell table:style-name="ce17" office:value-type="float" office:value="273861" calcext:value-type="float">
            <text:p><text:s text:c="3"/>273,861</text:p>
          </table:table-cell>
          <table:table-cell table:style-name="ce17" office:value-type="float" office:value="10909" calcext:value-type="float">
            <text:p><text:s text:c="3"/>10,909</text:p>
          </table:table-cell>
          <table:table-cell table:style-name="ce26" office:value-type="float" office:value="3.98" calcext:value-type="float">
            <text:p><text:s text:c="3"/>3.98</text:p>
          </table:table-cell>
          <table:table-cell table:style-name="ce17" office:value-type="float" office:value="16728" calcext:value-type="float">
            <text:p><text:s text:c="3"/>16,728</text:p>
          </table:table-cell>
          <table:table-cell table:style-name="ce26" office:value-type="float" office:value="6.11" calcext:value-type="float">
            <text:p><text:s text:c="3"/>6.11</text:p>
          </table:table-cell>
          <table:table-cell table:style-name="ce17" office:value-type="float" office:value="35972" calcext:value-type="float">
            <text:p><text:s text:c="3"/>35,972</text:p>
          </table:table-cell>
          <table:table-cell table:style-name="ce26" office:value-type="float" office:value="13.14" calcext:value-type="float">
            <text:p><text:s text:c="3"/>13.14</text:p>
          </table:table-cell>
          <table:table-cell table:style-name="ce34" office:value-type="float" office:value="25878" calcext:value-type="float">
            <text:p><text:s text:c="3"/>25,878</text:p>
          </table:table-cell>
          <table:table-cell table:style-name="ce26" office:value-type="float" office:value="9.45" calcext:value-type="float">
            <text:p><text:s text:c="3"/>9.45</text:p>
          </table:table-cell>
          <table:table-cell table:style-name="ce41" office:value-type="float" office:value="204354" calcext:value-type="float">
            <text:p><text:s text:c="3"/>204,354</text:p>
          </table:table-cell>
          <table:table-cell table:style-name="ce26" office:value-type="float" office:value="74.62" calcext:value-type="float">
            <text:p><text:s text:c="3"/>74.62</text:p>
          </table:table-cell>
          <table:table-cell table:style-name="ce34" office:value-type="float" office:value="29740" calcext:value-type="float">
            <text:p><text:s text:c="3"/>29,740</text:p>
          </table:table-cell>
          <table:table-cell table:style-name="ce52" office:value-type="float" office:value="10.86" calcext:value-type="float">
            <text:p><text:s text:c="3"/>10.8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市</text:p>
          </table:table-cell>
          <table:table-cell table:style-name="ce17" office:value-type="float" office:value="771060" calcext:value-type="float">
            <text:p><text:s text:c="3"/>771,060</text:p>
          </table:table-cell>
          <table:table-cell table:style-name="ce17" office:value-type="float" office:value="31842" calcext:value-type="float">
            <text:p><text:s text:c="3"/>31,842</text:p>
          </table:table-cell>
          <table:table-cell table:style-name="ce26" office:value-type="float" office:value="4.13" calcext:value-type="float">
            <text:p><text:s text:c="3"/>4.13</text:p>
          </table:table-cell>
          <table:table-cell table:style-name="ce17" office:value-type="float" office:value="46220" calcext:value-type="float">
            <text:p><text:s text:c="3"/>46,220</text:p>
          </table:table-cell>
          <table:table-cell table:style-name="ce26" office:value-type="float" office:value="5.99" calcext:value-type="float">
            <text:p><text:s text:c="3"/>5.99</text:p>
          </table:table-cell>
          <table:table-cell table:style-name="ce17" office:value-type="float" office:value="91619" calcext:value-type="float">
            <text:p><text:s text:c="3"/>91,619</text:p>
          </table:table-cell>
          <table:table-cell table:style-name="ce26" office:value-type="float" office:value="11.88" calcext:value-type="float">
            <text:p><text:s text:c="3"/>11.88</text:p>
          </table:table-cell>
          <table:table-cell table:style-name="ce34" office:value-type="float" office:value="65842" calcext:value-type="float">
            <text:p><text:s text:c="3"/>65,842</text:p>
          </table:table-cell>
          <table:table-cell table:style-name="ce26" office:value-type="float" office:value="8.54" calcext:value-type="float">
            <text:p><text:s text:c="3"/>8.54</text:p>
          </table:table-cell>
          <table:table-cell table:style-name="ce41" office:value-type="float" office:value="592031" calcext:value-type="float">
            <text:p><text:s text:c="3"/>592,031</text:p>
          </table:table-cell>
          <table:table-cell table:style-name="ce26" office:value-type="float" office:value="76.78" calcext:value-type="float">
            <text:p><text:s text:c="3"/>76.78</text:p>
          </table:table-cell>
          <table:table-cell table:style-name="ce34" office:value-type="float" office:value="73468" calcext:value-type="float">
            <text:p><text:s text:c="3"/>73,468</text:p>
          </table:table-cell>
          <table:table-cell table:style-name="ce52" office:value-type="float" office:value="9.53" calcext:value-type="float">
            <text:p><text:s text:c="3"/>9.53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<text:s/>臺 北 市</text:p>
          </table:table-cell>
          <table:table-cell table:style-name="ce18" office:value-type="float" office:value="2607428" calcext:value-type="float">
            <text:p><text:s text:c="3"/>2,607,428</text:p>
          </table:table-cell>
          <table:table-cell table:style-name="ce18" office:value-type="float" office:value="106772" calcext:value-type="float">
            <text:p><text:s text:c="3"/>106,772</text:p>
          </table:table-cell>
          <table:table-cell table:style-name="ce25" office:value-type="float" office:value="4.09" calcext:value-type="float">
            <text:p><text:s text:c="3"/>4.09</text:p>
          </table:table-cell>
          <table:table-cell table:style-name="ce18" office:value-type="float" office:value="151873" calcext:value-type="float">
            <text:p><text:s text:c="3"/>151,873</text:p>
          </table:table-cell>
          <table:table-cell table:style-name="ce25" office:value-type="float" office:value="5.82" calcext:value-type="float">
            <text:p><text:s text:c="3"/>5.82</text:p>
          </table:table-cell>
          <table:table-cell table:style-name="ce18" office:value-type="float" office:value="291700" calcext:value-type="float">
            <text:p><text:s text:c="3"/>291,700</text:p>
          </table:table-cell>
          <table:table-cell table:style-name="ce25" office:value-type="float" office:value="11.19" calcext:value-type="float">
            <text:p><text:s text:c="3"/>11.19</text:p>
          </table:table-cell>
          <table:table-cell table:style-name="ce35" office:value-type="float" office:value="198526" calcext:value-type="float">
            <text:p><text:s text:c="3"/>198,526</text:p>
          </table:table-cell>
          <table:table-cell table:style-name="ce25" office:value-type="float" office:value="7.61" calcext:value-type="float">
            <text:p><text:s text:c="3"/>7.61</text:p>
          </table:table-cell>
          <table:table-cell table:style-name="ce42" office:value-type="float" office:value="2053774" calcext:value-type="float">
            <text:p><text:s text:c="3"/>2,053,774</text:p>
          </table:table-cell>
          <table:table-cell table:style-name="ce25" office:value-type="float" office:value="78.77" calcext:value-type="float">
            <text:p><text:s text:c="3"/>78.77</text:p>
          </table:table-cell>
          <table:table-cell table:style-name="ce35" office:value-type="float" office:value="328416" calcext:value-type="float">
            <text:p><text:s text:c="3"/>328,416</text:p>
          </table:table-cell>
          <table:table-cell table:style-name="ce51" office:value-type="float" office:value="12.6" calcext:value-type="float">
            <text:p><text:s text:c="3"/>12.60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高 雄 市</text:p>
          </table:table-cell>
          <table:table-cell table:style-name="ce18" office:value-type="float" office:value="1527914" calcext:value-type="float">
            <text:p><text:s text:c="3"/>1,527,914</text:p>
          </table:table-cell>
          <table:table-cell table:style-name="ce18" office:value-type="float" office:value="60485" calcext:value-type="float">
            <text:p><text:s text:c="3"/>60,485</text:p>
          </table:table-cell>
          <table:table-cell table:style-name="ce25" office:value-type="float" office:value="3.96" calcext:value-type="float">
            <text:p><text:s text:c="3"/>3.96</text:p>
          </table:table-cell>
          <table:table-cell table:style-name="ce18" office:value-type="float" office:value="88485" calcext:value-type="float">
            <text:p><text:s text:c="3"/>88,485</text:p>
          </table:table-cell>
          <table:table-cell table:style-name="ce25" office:value-type="float" office:value="5.79" calcext:value-type="float">
            <text:p><text:s text:c="3"/>5.79</text:p>
          </table:table-cell>
          <table:table-cell table:style-name="ce18" office:value-type="float" office:value="176511" calcext:value-type="float">
            <text:p><text:s text:c="3"/>176,511</text:p>
          </table:table-cell>
          <table:table-cell table:style-name="ce25" office:value-type="float" office:value="11.55" calcext:value-type="float">
            <text:p><text:s text:c="3"/>11.55</text:p>
          </table:table-cell>
          <table:table-cell table:style-name="ce35" office:value-type="float" office:value="124080" calcext:value-type="float">
            <text:p><text:s text:c="3"/>124,080</text:p>
          </table:table-cell>
          <table:table-cell table:style-name="ce25" office:value-type="float" office:value="8.12" calcext:value-type="float">
            <text:p><text:s text:c="3"/>8.12</text:p>
          </table:table-cell>
          <table:table-cell table:style-name="ce42" office:value-type="float" office:value="1186842" calcext:value-type="float">
            <text:p><text:s text:c="3"/>1,186,842</text:p>
          </table:table-cell>
          <table:table-cell table:style-name="ce25" office:value-type="float" office:value="77.68" calcext:value-type="float">
            <text:p><text:s text:c="3"/>77.68</text:p>
          </table:table-cell>
          <table:table-cell table:style-name="ce35" office:value-type="float" office:value="151679" calcext:value-type="float">
            <text:p><text:s text:c="3"/>151,679</text:p>
          </table:table-cell>
          <table:table-cell table:style-name="ce51" office:value-type="float" office:value="9.93" calcext:value-type="float">
            <text:p><text:s text:c="3"/>9.93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福 建 省</text:p>
          </table:table-cell>
          <table:table-cell table:style-name="ce18" office:value-type="float" office:value="103722" calcext:value-type="float">
            <text:p><text:s text:c="3"/>103,722</text:p>
          </table:table-cell>
          <table:table-cell table:style-name="ce18" office:value-type="float" office:value="5268" calcext:value-type="float">
            <text:p><text:s text:c="3"/>5,268</text:p>
          </table:table-cell>
          <table:table-cell table:style-name="ce25" office:value-type="float" office:value="5.08" calcext:value-type="float">
            <text:p><text:s text:c="3"/>5.08</text:p>
          </table:table-cell>
          <table:table-cell table:style-name="ce18" office:value-type="float" office:value="6929" calcext:value-type="float">
            <text:p><text:s text:c="3"/>6,929</text:p>
          </table:table-cell>
          <table:table-cell table:style-name="ce25" office:value-type="float" office:value="6.68" calcext:value-type="float">
            <text:p><text:s text:c="3"/>6.68</text:p>
          </table:table-cell>
          <table:table-cell table:style-name="ce18" office:value-type="float" office:value="11262" calcext:value-type="float">
            <text:p><text:s text:c="3"/>11,262</text:p>
          </table:table-cell>
          <table:table-cell table:style-name="ce25" office:value-type="float" office:value="10.86" calcext:value-type="float">
            <text:p><text:s text:c="3"/>10.86</text:p>
          </table:table-cell>
          <table:table-cell table:style-name="ce35" office:value-type="float" office:value="6601" calcext:value-type="float">
            <text:p><text:s text:c="3"/>6,601</text:p>
          </table:table-cell>
          <table:table-cell table:style-name="ce25" office:value-type="float" office:value="6.36" calcext:value-type="float">
            <text:p><text:s text:c="3"/>6.36</text:p>
          </table:table-cell>
          <table:table-cell table:style-name="ce42" office:value-type="float" office:value="82718" calcext:value-type="float">
            <text:p><text:s text:c="3"/>82,718</text:p>
          </table:table-cell>
          <table:table-cell table:style-name="ce25" office:value-type="float" office:value="79.75" calcext:value-type="float">
            <text:p><text:s text:c="3"/>79.75</text:p>
          </table:table-cell>
          <table:table-cell table:style-name="ce35" office:value-type="float" office:value="12295" calcext:value-type="float">
            <text:p><text:s text:c="3"/>12,295</text:p>
          </table:table-cell>
          <table:table-cell table:style-name="ce51" office:value-type="float" office:value="11.85" calcext:value-type="float">
            <text:p><text:s text:c="3"/>11.85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金門縣</text:p>
          </table:table-cell>
          <table:table-cell table:style-name="ce17" office:value-type="float" office:value="93803" calcext:value-type="float">
            <text:p><text:s text:c="3"/>93,803</text:p>
          </table:table-cell>
          <table:table-cell table:style-name="ce17" office:value-type="float" office:value="4774" calcext:value-type="float">
            <text:p><text:s text:c="3"/>4,774</text:p>
          </table:table-cell>
          <table:table-cell table:style-name="ce26" office:value-type="float" office:value="5.09" calcext:value-type="float">
            <text:p><text:s text:c="3"/>5.09</text:p>
          </table:table-cell>
          <table:table-cell table:style-name="ce17" office:value-type="float" office:value="6265" calcext:value-type="float">
            <text:p><text:s text:c="3"/>6,265</text:p>
          </table:table-cell>
          <table:table-cell table:style-name="ce26" office:value-type="float" office:value="6.68" calcext:value-type="float">
            <text:p><text:s text:c="3"/>6.68</text:p>
          </table:table-cell>
          <table:table-cell table:style-name="ce17" office:value-type="float" office:value="10121" calcext:value-type="float">
            <text:p><text:s text:c="3"/>10,121</text:p>
          </table:table-cell>
          <table:table-cell table:style-name="ce26" office:value-type="float" office:value="10.79" calcext:value-type="float">
            <text:p><text:s text:c="3"/>10.79</text:p>
          </table:table-cell>
          <table:table-cell table:style-name="ce34" office:value-type="float" office:value="5937" calcext:value-type="float">
            <text:p><text:s text:c="3"/>5,937</text:p>
          </table:table-cell>
          <table:table-cell table:style-name="ce26" office:value-type="float" office:value="6.33" calcext:value-type="float">
            <text:p><text:s text:c="3"/>6.33</text:p>
          </table:table-cell>
          <table:table-cell table:style-name="ce41" office:value-type="float" office:value="74877" calcext:value-type="float">
            <text:p><text:s text:c="3"/>74,877</text:p>
          </table:table-cell>
          <table:table-cell table:style-name="ce26" office:value-type="float" office:value="79.82" calcext:value-type="float">
            <text:p><text:s text:c="3"/>79.82</text:p>
          </table:table-cell>
          <table:table-cell table:style-name="ce34" office:value-type="float" office:value="11337" calcext:value-type="float">
            <text:p><text:s text:c="3"/>11,337</text:p>
          </table:table-cell>
          <table:table-cell table:style-name="ce52" office:value-type="float" office:value="12.09" calcext:value-type="float">
            <text:p><text:s text:c="3"/>12.09</text:p>
          </table:table-cell>
          <table:table-cell table:number-columns-repeated="1010"/>
        </table:table-row>
        <table:table-row table:style-name="ro7">
          <table:table-cell table:style-name="ce9" office:value-type="string" calcext:value-type="string">
            <text:p>連江縣</text:p>
          </table:table-cell>
          <table:table-cell table:style-name="ce19" office:value-type="float" office:value="9919" calcext:value-type="float">
            <text:p><text:s text:c="3"/>9,919</text:p>
          </table:table-cell>
          <table:table-cell table:style-name="ce19" office:value-type="float" office:value="494" calcext:value-type="float">
            <text:p><text:s text:c="3"/>494</text:p>
          </table:table-cell>
          <table:table-cell table:style-name="ce27" office:value-type="float" office:value="4.98" calcext:value-type="float">
            <text:p><text:s text:c="3"/>4.98</text:p>
          </table:table-cell>
          <table:table-cell table:style-name="ce19" office:value-type="float" office:value="664" calcext:value-type="float">
            <text:p><text:s text:c="3"/>664</text:p>
          </table:table-cell>
          <table:table-cell table:style-name="ce27" office:value-type="float" office:value="6.69" calcext:value-type="float">
            <text:p><text:s text:c="3"/>6.69</text:p>
          </table:table-cell>
          <table:table-cell table:style-name="ce19" office:value-type="float" office:value="1141" calcext:value-type="float">
            <text:p><text:s text:c="3"/>1,141</text:p>
          </table:table-cell>
          <table:table-cell table:style-name="ce27" office:value-type="float" office:value="11.5" calcext:value-type="float">
            <text:p><text:s text:c="3"/>11.50</text:p>
          </table:table-cell>
          <table:table-cell table:style-name="ce36" office:value-type="float" office:value="664" calcext:value-type="float">
            <text:p><text:s text:c="3"/>664</text:p>
          </table:table-cell>
          <table:table-cell table:style-name="ce27" office:value-type="float" office:value="6.69" calcext:value-type="float">
            <text:p><text:s text:c="3"/>6.69</text:p>
          </table:table-cell>
          <table:table-cell table:style-name="ce43" office:value-type="float" office:value="7841" calcext:value-type="float">
            <text:p><text:s text:c="3"/>7,841</text:p>
          </table:table-cell>
          <table:table-cell table:style-name="ce27" office:value-type="float" office:value="79.05" calcext:value-type="float">
            <text:p><text:s text:c="3"/>79.05</text:p>
          </table:table-cell>
          <table:table-cell table:style-name="ce36" office:value-type="float" office:value="958" calcext:value-type="float">
            <text:p><text:s text:c="3"/>958</text:p>
          </table:table-cell>
          <table:table-cell table:style-name="ce53" office:value-type="float" office:value="9.66" calcext:value-type="float">
            <text:p><text:s text:c="3"/>9.66</text:p>
          </table:table-cell>
          <table:table-cell table:number-columns-repeated="1010"/>
        </table:table-row>
        <table:table-row table:style-name="ro8">
          <table:table-cell table:style-name="ce10" table:number-columns-repeated="3"/>
          <table:table-cell table:style-name="ce28" table:number-columns-repeated="7"/>
          <table:table-cell table:style-name="ce44" office:value-type="string" calcext:value-type="string" table:number-columns-spanned="4" table:number-rows-spanned="1">
            <text:p><text:s text:c="6"/>內政部戶政司 民國99年1月6日編製</text:p>
          </table:table-cell>
          <table:covered-table-cell table:number-columns-repeated="3" table:style-name="ce45"/>
          <table:table-cell table:number-columns-repeated="1010"/>
        </table:table-row>
        <table:table-row table:style-name="ro9" table:number-rows-repeated="104854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NAME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Z$11:.$CA$39]"/>
        <table:named-expression table:name="PRINT_AREA_MI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P_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7:.$U$40]"/>
        <table:named-expression table:name="P_1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87:.$M$119]"/>
        <table:named-expression table:name="P_2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8%E5%B9%B4/%E9%80%9F%E5%A0%B1-9812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8%E5%B9%B4/%E9%80%9F%E5%A0%B1-9812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8%E5%B9%B4/%E9%80%9F%E5%A0%B1-9812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8%E5%B9%B4/%E9%80%9F%E5%A0%B1-9812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8%E5%B9%B4/%E9%80%9F%E5%A0%B1-9812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8%E5%B9%B4/%E9%80%9F%E5%A0%B1-9812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8%E5%B9%B4/%E9%80%9F%E5%A0%B1-9812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8%E5%B9%B4/%E9%80%9F%E5%A0%B1-9812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8%E5%B9%B4/%E9%80%9F%E5%A0%B1-9812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8%E5%B9%B4/%E9%80%9F%E5%A0%B1-9812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8%E5%B9%B4/%E9%80%9F%E5%A0%B1-9812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8%E5%B9%B4/%E9%80%9F%E5%A0%B1-9812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8%E5%B9%B4/%E9%80%9F%E5%A0%B1-9812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8%E5%B9%B4/%E9%80%9F%E5%A0%B1-9812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8%E5%B9%B4/%E9%80%9F%E5%A0%B1-9812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8%E5%B9%B4/%E9%80%9F%E5%A0%B1-9812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8%E5%B9%B4/%E9%80%9F%E5%A0%B1-9812.xls'#$''.$B$1:.$V$44]"/>
        <table:named-expression table:name="rd_t9607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8%E5%B9%B4/%E9%80%9F%E5%A0%B1-9812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8%E5%B9%B4/%E9%80%9F%E5%A0%B1-9812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8%E5%B9%B4/%E9%80%9F%E5%A0%B1-9812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8%E5%B9%B4/%E9%80%9F%E5%A0%B1-9812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8%E5%B9%B4/%E9%80%9F%E5%A0%B1-9812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8%E5%B9%B4/%E9%80%9F%E5%A0%B1-9812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8%E5%B9%B4/%E9%80%9F%E5%A0%B1-9812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8%E5%B9%B4/%E9%80%9F%E5%A0%B1-9812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8%E5%B9%B4/%E9%80%9F%E5%A0%B1-9812.xls'#$''.$B$1:.$L$37]"/>
        <table:named-expression table:name="_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80]"/>
        <table:named-expression table:name="_b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40]"/>
        <table:named-expression table:name="_Order1" table:base-cell-address="$年齡結構.$A$1" table:expression="0"/>
        <table:named-expression table:name="_Order2" table:base-cell-address="$年齡結構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4.99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1-06T16:54:51</meta:creation-date>
    <dc:creator>user</dc:creator>
    <dc:date>2010-01-06T17:27:18</dc:date>
    <meta:print-date>2010-01-06T17:27:05</meta:print-date>
    <meta:document-statistic meta:table-count="1" meta:cell-count="430" meta:object-count="0"/>
    <meta:generator>LibreOffice/5.0.5.2$Windows_x86 LibreOffice_project/55b006a02d247b5f7215fc6ea0fde844b30035b3</meta:generator>
  </office:meta>
</office:document-meta>
</file>